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Kotlin Multiplatfor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Pros: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2"><text:span text:style-name="T1">Shared logic</text:span></text:p>
                <text:list>
                  <text:list-item>
                    <text:p><text:span text:style-name="T1">Common API for platform-specific functionalities easier than Flutter/React</text:span></text:p>
                    <text:list>
                      <text:list-item>
                        <text:p><text:span text:style-name="T1">I.e. Drawing in Android vs Windows, can be streamlined by one common API</text:span></text:p>
                      </text:list-item>
                    </text:list>
                  </text:list-item>
                  <text:list-item>
                    <text:p><text:span text:style-name="T1">Allows for scaling of existing applications across multiple platforms.</text:span></text:p>
                    <text:list>
                      <text:list-item>
                        <text:p><text:span text:style-name="T1">I.e. both can use the same codebase for business logic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Kotlin more popular than Flutters Dart (2022)</text:span></text:p>
              </text:list-item>
              <text:list-item>
                <text:p text:style-name="P2"><text:span text:style-name="T1">More compile-time safety than JS (React Native)</text:span></text:p>
                <text:list>
                  <text:list-item>
                    <text:p><text:span text:style-name="T1">Errors can be found during compilation, not as a part of running the application.</text:span></text:p>
                  </text:list-item>
                </text:list>
              </text:list-item>
              <text:list-item>
                <text:p text:style-name="P2"><text:span text:style-name="T1">Easy to use (for Android dev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s<text:tab/></text:p>
          </draw:text-box>
        </draw:frame>
        <draw:frame presentation:style-name="pr7" draw:text-style-name="P3" draw:layer="layout" svg:width="26cm" svg:height="10cm" svg:x="1cm" svg:y="3.1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Started 2017, was in Beta until recently (November 1st, 2023).</text:span></text:p>
                <text:list>
                  <text:list-item>
                    <text:p><text:span text:style-name="T1"><text:a xlink:href="https://blog.jetbrains.com/kotlin/2023/11/kotlin-multiplatform-stable/" xlink:type="simple">https://blog.jetbrains.com/kotlin/2023/11/kotlin-multiplatform-stable/</text:a></text:span></text:p>
                  </text:list-item>
                </text:list>
              </text:list-item>
              <text:list-item>
                <text:p text:style-name="P2"><text:span text:style-name="T1">Community is in its infancy, as is the structure methodology - as it is reported as "experimental" (August, 2023)</text:span></text:p>
              </text:list-item>
              <text:list-item>
                <text:p text:style-name="P2"><text:span text:style-name="T1">Steep learning curve as a result; few official examples/tutorials, even fewer dedicated forums.</text:span></text:p>
              </text:list-item>
              <text:list-item>
                <text:p text:style-name="P2"><text:span text:style-name="T1">Various issues when Kotlin is translated to Objective-C, WIP.</text:span></text:p>
                <text:p text:style-name="P2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it wor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 text:style-name="P4"/>
              </text:list-header>
              <text:list-item>
                <text:p text:style-name="P4"><text:span text:style-name="T1">Multiple compilers for shared module:</text:span></text:p>
                <text:list>
                  <text:list-item>
                    <text:p text:style-name="P5"><text:span text:style-name="T1">Android =&gt; Kotlin/JVM</text:span></text:p>
                  </text:list-item>
                  <text:list-item>
                    <text:p text:style-name="P5"><text:span text:style-name="T1">iOS =&gt; Kotlin/Native code.</text:span></text:p>
                  </text:list-item>
                </text:list>
              </text:list-item>
              <text:list-item>
                <text:p text:style-name="P4"><text:span text:style-name="T1">The shared module can be added to projects, allowing Developers of UI to focus on one instead of 2 developments, so to speak. </text:span></text:p>
              </text:list-item>
              <text:list-item>
                <text:p text:style-name="P4"><text:span text:style-name="T1">Converts Kotlin to Intermediate Representation, which is then compiled to native code.</text:span></text:p>
                <text:p text:style-name="P4"><text:span text:style-name="T2"/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rchitecture<text:tab/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<text:span text:style-name="T1">Common code shared between different platforms.</text:span></text:p>
                <text:list>
                  <text:list-item>
                    <text:p><text:span text:style-name="T1">"shared/src/commonMain"</text:span></text:p>
                  </text:list-item>
                </text:list>
              </text:list-item>
              <text:list-item>
                <text:p text:style-name="P6"><text:span text:style-name="T1">Targets (platforms) are designated in Gradle, and the Common code is then compiled to those platforms.</text:span></text:p>
              </text:list-item>
              <text:list-item>
                <text:p text:style-name="P6"><text:span text:style-name="T1">Additional sources (platform-specific) for code that has to be run in the target platform explicitly.</text:span></text:p>
                <text:list>
                  <text:list-item>
                    <text:p><text:span text:style-name="T1">"shared/src/[platform]Main"</text:span></text:p>
                  </text:list-item>
                </text:list>
              </text:list-item>
              <text:list-item>
                <text:p text:style-name="P6"><text:span text:style-name="T1">During compilation, Kotlin selects sources labeled with [platform] for the target platform, i.e. "commonMain" and "jsMain".</text:span></text:p>
              </text:list-item>
              <text:list-item>
                <text:p text:style-name="P6"><text:span text:style-name="T1">Intermediate source set, compile to some but not all platforms. I.e. "all Apple".</text:span></text:p>
                <text:list>
                  <text:list-item>
                    <text:p><text:span text:style-name="T1">"shared/src/[group]Main"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leases<text:tab/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irst release: 2017</text:p>
              </text:list-item>
              <text:list-item>
                <text:p>Alpha release: April 15th 2020</text:p>
              </text:list-item>
              <text:list-item>
                <text:p>Stable releaes: November 1st 2023</text:p>
              </text:list-item>
              <text:list-item>
                <text:p>Latest update: May 7th 2024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DEs/Tools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header>
                <text:p text:style-name="P7"><text:span text:style-name="T1">IDEs:</text:span></text:p>
              </text:list-header>
              <text:list-item>
                <text:p text:style-name="P7"><text:span text:style-name="T1">Recommended: JetBrains Fleet (WIP)</text:span></text:p>
              </text:list-item>
              <text:list-item>
                <text:p text:style-name="P7"><text:span text:style-name="T1">Stable: Android Studio (limited support for Kotlin Multiplatform)</text:span></text:p>
              </text:list-item>
              <text:list-item>
                <text:p text:style-name="P7"><text:span text:style-name="T1">Minimal support: Others, IntelliJ, etc. </text:span></text:p>
              </text:list-item>
              <text:list-item>
                <text:p text:style-name="P7"><text:span text:style-name="T1">If for iOS: Xcode, obviously.</text:span></text:p>
                <text:p text:style-name="P7"><text:span text:style-name="T1"/></text:p>
                <text:p text:style-name="P7"><text:span text:style-name="T1">Resources: </text:span></text:p>
              </text:list-item>
              <text:list-item>
                <text:p text:style-name="P7"><text:span text:style-name="T1">KMP Library Wizard (</text:span><text:span text:style-name="T1"><text:a xlink:href="https://terrakok.github.io/kmp-web-wizard/" xlink:type="simple">https://terrakok.github.io/kmp-web-wizard/</text:a></text:span><text:span text:style-name="T1">)</text:span></text:p>
              </text:list-item>
              <text:list-item>
                <text:p text:style-name="P7"><text:span text:style-name="T1">KMP Mobile plugin for Android Studio.</text:span></text:p>
                <text:p text:style-name="P7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munity / Documentation<text:tab/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mmunity is small, but growing</text:p>
              </text:list-item>
              <text:list-item>
                <text:p>Documentation (examples, a few tutorials) available on official site:</text:p>
                <text:list>
                  <text:list-item>
                    <text:p text:style-name="P4"><text:span text:style-name="T1"><text:a xlink:href="https://www.jetbrains.com/help/kotlin-multiplatform-dev/get-started.html" xlink:type="simple">https://www.jetbrains.com/help/kotlin-multiplatform-dev/get-started.html</text:a></text:span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a" fo:country="DK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5T09:16:59.946000000</meta:creation-date>
    <meta:editing-duration>PT7M50S</meta:editing-duration>
    <meta:editing-cycles>2</meta:editing-cycles>
    <meta:generator>LibreOffice/24.2.2.2$Windows_X86_64 LibreOffice_project/d56cc158d8a96260b836f100ef4b4ef25d6f1a01</meta:generator>
    <dc:title>Blue Curve</dc:title>
    <dc:date>2024-05-15T09:45:31.991000000</dc:date>
    <meta:document-statistic meta:object-count="66"/>
  </office:meta>
</office:document-meta>
</file>